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6.3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C2">
          <table:help-message table:display="false">
            <text:p>Select the status</text:p>
          </table:help-message>
          <table:error-message table:message-type="stop" table:display="true"/>
        </table:content-validation>
        <table:content-validation table:name="val2" table:condition="of:cell-content-is-in-list(&quot;To Do&quot;;&quot;In Progress&quot;;&quot;Done&quot;)" table:allow-empty-cell="true" table:display-list="unsorted" table:base-cell-address="Sheet1.C1">
          <table:help-message table:display="false">
            <text:p>Select the status</text:p>
          </table:help-message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quirement No.</text:p>
          </table:table-cell>
          <table:covered-table-cell table:style-name="ce1"/>
          <table:table-cell table:style-name="ce1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Info/Problems</text:p>
          </table:table-cell>
        </table:table-row>
        <table:table-row table:style-name="ro1">
          <table:table-cell table:number-columns-repeated="2"/>
          <table:table-cell table:content-validation-name="val1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table:content-validation-name="val2" office:value-type="string" calcext:value-type="string">
            <text:p>Done</text:p>
          </table:table-cell>
          <table:table-cell table:style-name="ce6" office:value-type="string" calcext:value-type="string">
            <text:p>Draw.io</text:p>
          </table:table-cell>
        </table:table-row>
        <table:table-row table:style-name="ro1">
          <table:table-cell table:style-name="ce3" office:value-type="float" office:value="2" calcext:value-type="float" table:number-columns-spanned="1" table:number-rows-spanned="10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content-validation-name="val2" office:value-type="string" calcext:value-type="string">
            <text:p>Done</text:p>
          </table:table-cell>
          <table:table-cell office:value-type="string" calcext:value-type="string">
            <text:p>Cisco Packet Tracer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4" table:content-validation-name="val2" office:value-type="string" calcext:value-type="string">
            <text:p>Done</text:p>
          </table:table-cell>
          <table:table-cell office:value-type="string" calcext:value-type="string">
            <text:p>Cisco 2911 Routers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5" table:content-validation-name="val2" office:value-type="string" calcext:value-type="string">
            <text:p>To Do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4" table:content-validation-name="val2" office:value-type="string" calcext:value-type="string">
            <text:p>Done</text:p>
          </table:table-cell>
          <table:table-cell office:value-type="string" calcext:value-type="string">
            <text:p>Set access points for all departments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5" table:content-validation-name="val2" office:value-type="string" calcext:value-type="string">
            <text:p>To Do</text:p>
          </table:table-cell>
          <table: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5" table:content-validation-name="val2" office:value-type="string" calcext:value-type="string">
            <text:p>To Do</text:p>
          </table:table-cell>
          <table: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5" table:content-validation-name="val2" office:value-type="string" calcext:value-type="string">
            <text:p>To Do</text:p>
          </table:table-cell>
          <table: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5" table:content-validation-name="val2" office:value-type="string" calcext:value-type="string">
            <text:p>To Do</text:p>
          </table:table-cell>
          <table: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5" table:content-validation-name="val2" office:value-type="string" calcext:value-type="string">
            <text:p>To Do</text:p>
          </table:table-cell>
          <table:table-cell/>
        </table:table-row>
        <table:table-row table:style-name="ro1">
          <table:covered-table-cell table:style-name="ce3"/>
          <table:table-cell office:value-type="float" office:value="10" calcext:value-type="float">
            <text:p>10</text:p>
          </table:table-cell>
          <table:table-cell table:style-name="ce5" table:content-validation-name="val2" office:value-type="string" calcext:value-type="string">
            <text:p>To D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table:content-validation-name="val2" office:value-type="string" calcext:value-type="string">
            <text:p>Done</text:p>
          </table:table-cell>
          <table:table-cell office:value-type="string" calcext:value-type="string">
            <text:p>Core Layer : Routers, Distribution Layer : Layer 3 switches, Access Layer : Layer 2 switches</text:p>
          </table:table-cell>
        </table:table-row>
        <table:table-row table:style-name="ro1">
          <table:table-cell table:style-name="ce3"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2" office:value-type="string" calcext:value-type="string">
            <text:p>To Do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5" table:content-validation-name="val2" office:value-type="string" calcext:value-type="string">
            <text:p>To Do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5" table:content-validation-name="val2" office:value-type="string" calcext:value-type="string">
            <text:p>To Do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5" table:content-validation-name="val2" office:value-type="string" calcext:value-type="string">
            <text:p>To Do</text:p>
          </table:table-cell>
          <table:table-cell/>
        </table:table-row>
        <table:table-row table:style-name="ro1" table:number-rows-repeated="1048557">
          <table:table-cell table:number-columns-repeated="2"/>
          <table:table-cell table:content-validation-name="val2"/>
          <table:table-cell/>
        </table:table-row>
        <table:table-row table:style-name="ro1">
          <table:table-cell table:number-columns-repeated="2"/>
          <table:table-cell table:content-validation-name="val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31:30.463443393</meta:creation-date>
    <dc:date>2024-04-13T15:56:08.303724047</dc:date>
    <meta:editing-duration>PT3M47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